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0bce97" officeooo:paragraph-rsid="000bce97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officeooo:rsid="000bce97" officeooo:paragraph-rsid="000bce97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officeooo:rsid="000bce97" officeooo:paragraph-rsid="000f7515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officeooo:rsid="000c830e" officeooo:paragraph-rsid="000c830e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officeooo:rsid="000be8d4" officeooo:paragraph-rsid="000be8d4"/>
    </style:style>
    <style:style style:name="T1" style:family="text">
      <style:text-properties officeooo:rsid="000d9e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ciones</text:p>
      <text:list xml:id="list2072130492" text:style-name="L1">
        <text:list-item>
          <text:p text:style-name="P2">El alfabeto ingresado no tiene espacios</text:p>
        </text:list-item>
        <text:list-item>
          <text:p text:style-name="P3">Caracteres reservados: <text:span text:style-name="T1">E</text:span> | * ( )</text:p>
        </text:list-item>
        <text:list-item>
          <text:p text:style-name="P4">Definición de la expresión regular sin espacios</text:p>
        </text:list-item>
        <text:list-item>
          <text:p text:style-name="P5">La cadena de entrada es una línea donde los lexemas están separados por espacios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P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P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5T19:16:58.227000000</dc:date>
    <meta:editing-duration>PT8M16S</meta:editing-duration>
    <meta:editing-cycles>6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6" meta:word-count="40" meta:character-count="216" meta:non-whitespace-character-count="186"/>
  </office:meta>
</office:document-meta>
</file>